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053cm" svg:stroke-color="#808080" draw:marker-start-width="0.28cm" draw:marker-end-width="0.28cm" svg:stroke-opacity="85%" draw:fill-color="#808080" draw:opacity="15%" draw:textarea-horizontal-align="justify" draw:textarea-vertical-align="middle" draw:auto-grow-height="false" fo:min-height="10.657cm" fo:min-width="10.407cm" fo:padding-top="0.152cm" fo:padding-bottom="0.152cm" fo:padding-left="0.277cm" fo:padding-right="0.27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19cm" fo:min-width="0.622cm"/>
    </style:style>
    <style:style style:name="gr3" style:family="graphic" style:parent-style-name="standard">
      <style:graphic-properties svg:stroke-width="0.018cm" draw:marker-start-width="0.227cm" draw:marker-end-width="0.227cm" svg:stroke-opacity="0%" draw:textarea-horizontal-align="justify" draw:textarea-vertical-align="middle" draw:auto-grow-height="false" fo:min-height="4.682cm" fo:min-width="4.432cm" fo:padding-top="0.134cm" fo:padding-bottom="0.134cm" fo:padding-left="0.259cm" fo:padding-right="0.259cm"/>
    </style:style>
    <style:style style:name="gr4" style:family="graphic" style:parent-style-name="standard">
      <style:graphic-properties svg:stroke-width="0.106cm" svg:stroke-color="#000000" draw:marker-start-width="0.359cm" draw:marker-end-width="0.359cm" svg:stroke-opacity="100%" draw:opacity="0%" draw:textarea-horizontal-align="justify" draw:textarea-vertical-align="middle" draw:auto-grow-height="false" fo:min-height="4.595cm" fo:min-width="4.343cm" fo:padding-top="0.178cm" fo:padding-bottom="0.178cm" fo:padding-left="0.303cm" fo:padding-right="0.303cm"/>
    </style:style>
    <style:style style:name="gr5" style:family="graphic" style:parent-style-name="standard">
      <style:graphic-properties svg:stroke-opacity="0%" draw:textarea-horizontal-align="justify" draw:textarea-vertical-align="middle" draw:auto-grow-height="false" fo:min-height="6.748cm" fo:min-width="6.5cm"/>
    </style:style>
    <style:style style:name="gr6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28cm" svg:stroke-color="#000000" draw:marker-start-width="0.242cm" draw:marker-end-width="0.242cm" svg:stroke-opacity="0%" draw:fill-color="#000000" draw:textarea-horizontal-align="justify" draw:textarea-vertical-align="middle" draw:auto-grow-height="false" fo:min-height="0.104cm" fo:min-width="0cm" fo:padding-top="0.139cm" fo:padding-bottom="0.139cm" fo:padding-left="0.264cm" fo:padding-right="0.264cm"/>
    </style:style>
    <style:style style:name="gr8" style:family="graphic" style:parent-style-name="objectwithoutfill">
      <style:graphic-properties draw:stroke="solid"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5cm" fo:min-width="0.84cm"/>
    </style:style>
    <style:style style:name="gr11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0.84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5cm" fo:min-width="0.6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5cm" fo:min-width="0.937cm"/>
    </style:style>
    <style:style style:name="P1" style:family="paragraph">
      <loext:graphic-properties draw:fill-color="#808080" draw:opacity="15%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-33% 58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499cm" svg:height="15.499cm" draw:transform="rotate (1.57725404502728) translate (-0.799cm 22.26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2" draw:layer="layout" svg:width="1.122cm" svg:height="2.569cm" draw:transform="rotate (1.5707963267949) translate (16.8cm 19cm)">
          <draw:text-box>
            <text:p/>
          </draw:text-box>
        </draw:frame>
        <draw:custom-shape draw:style-name="gr3" draw:text-style-name="P3" draw:layer="layout" svg:width="7cm" svg:height="6.998cm" draw:transform="rotate (1.5707963267949) translate (13.399cm 12.5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6.999cm" svg:height="7.001cm" draw:transform="rotate (1.5707963267949) translate (13.4cm 12.5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7cm" svg:height="6.998cm" draw:transform="rotate (1.5707963267949) translate (17.002cm 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6.1cm" svg:y1="14.2cm" svg:x2="17.002cm" svg:y2="14.3cm">
          <text:p/>
        </draw:line>
        <draw:custom-shape draw:style-name="gr7" draw:text-style-name="P6" draw:layer="layout" svg:width="0.503cm" svg:height="0.5cm" draw:transform="rotate (1.5707963267949) translate (16.802cm 14.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17cm" svg:y1="14.3cm" svg:x2="15.1cm" svg:y2="14.3cm">
          <text:p/>
        </draw:line>
        <draw:custom-shape draw:style-name="gr9" draw:text-style-name="P6" draw:layer="layout" svg:width="0.503cm" svg:height="0.5cm" draw:transform="rotate (1.5707963267949) translate (10.6cm 14.5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03cm" svg:height="0.5cm" draw:transform="rotate (1.5707963267949) translate (8.7cm 14.5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03cm" svg:height="0.5cm" draw:transform="rotate (1.5707963267949) translate (6.8cm 14.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03cm" svg:height="0.5cm" draw:transform="rotate (1.5707963267949) translate (12.6cm 14.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03cm" svg:height="0.5cm" draw:transform="rotate (1.5707963267949) translate (14.4cm 14.5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1.34cm" svg:height="1.405cm" svg:x="17.301cm" svg:y="12.989cm">
          <draw:text-box>
            <text:p><text:span text:style-name="T1">P</text:span></text:p>
          </draw:text-box>
        </draw:frame>
        <draw:polyline draw:style-name="gr11" draw:text-style-name="P5" draw:layer="layout" svg:width="9.756cm" svg:height="7.719cm" draw:transform="skewX (0.000174532925199385) rotate (-2.19021367832768) translate (27.308505271083cm 11.3599338749642cm)" svg:viewBox="0 0 9757 7720" draw:points="6913,7720 9757,5680 5699,0 0,4064 2093,6998">
          <text:p/>
        </draw:polyline>
        <draw:polyline draw:style-name="gr11" draw:text-style-name="P5" draw:layer="layout" svg:width="9.756cm" svg:height="7.719cm" draw:transform="skewX (0.000174532925199385) rotate (-2.19021367832768) translate (27.335505271083cm 11.3599338749642cm)" svg:viewBox="0 0 9757 7720" draw:points="6913,7720 9757,5680 5699,0 0,4064 2093,6998">
          <text:p/>
        </draw:polyline>
        <draw:frame draw:style-name="gr12" draw:text-style-name="P7" draw:layer="layout" svg:width="1.349cm" svg:height="2.157cm" svg:x="15.3cm" svg:y="14.543cm">
          <draw:text-box>
            <text:p><text:span text:style-name="T1">→</text:span></text:p>
            <text:p><text:span text:style-name="T1"><text:s/></text:span><text:span text:style-name="T1">n</text:span></text:p>
          </draw:text-box>
        </draw:frame>
        <draw:frame draw:style-name="gr13" draw:text-style-name="P7" draw:layer="layout" svg:width="1.272cm" svg:height="1.405cm" svg:x="6.628cm" svg:y="12.395cm">
          <draw:text-box>
            <text:p><text:span text:style-name="T1">Q</text:span><text:span text:style-name="T2">i</text:span></text:p>
          </draw:text-box>
        </draw:frame>
        <draw:frame draw:style-name="gr14" draw:text-style-name="P7" draw:layer="layout" svg:width="1.437cm" svg:height="1.405cm" svg:x="13.763cm" svg:y="12.4cm">
          <draw:text-box>
            <text:p><text:span text:style-name="T1">Q</text:span><text:span text:style-name="T2">1</text:span></text:p>
          </draw:text-box>
        </draw:frame>
        <draw:frame draw:style-name="gr10" draw:text-style-name="P7" draw:layer="layout" svg:width="1.437cm" svg:height="1.405cm" svg:x="11.963cm" svg:y="12.395cm">
          <draw:text-box>
            <text:p><text:span text:style-name="T1">Q</text:span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23:18:53.324967999</meta:creation-date>
    <dc:date>2017-10-10T11:38:21.855030300</dc:date>
    <meta:editing-duration>PT1H37M35S</meta:editing-duration>
    <meta:editing-cycles>41</meta:editing-cycles>
    <meta:generator>LibreOffice/5.3.1.2$Linux_X86_64 LibreOffice_project/30m0$Build-2</meta:generator>
    <meta:document-statistic meta:object-count="20"/>
  </office:meta>
</office:document-meta>
</file>